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style:font-style-asian="normal" style:font-style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 :</text:p>
      <text:p text:style-name="P2"/>
      <text:p text:style-name="P3"><text:tab/>Real-time graphics rendering algorithms consist in generating numerical images, which are calculated and displayed fast enough (10ms/image) to make the illusion of continuity towards human eyes perception. Their goal is mainly to create interactive simulations to train someone's skills.</text:p>
      <text:p text:style-name="P3"><text:span text:style-name="T1"><text:tab/>There are numerous technical aspects of rendering, that's</text:span> why I have limited my work on rendering 3-dimensional uniform grid, based on height-maps, with a simple lighting model, to simulate a terrain.</text:p>
      <text:p text:style-name="P4"><text:tab/>This TIPE describes their rendering process. Firstly, it explains briefly two standard renderings algorithms. Then it study heightmaps virtual representation and how they can be stored efficiently in memory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in PEREIRA</meta:initial-creator>
    <meta:creation-date>2017-05-25T19:08:38.49</meta:creation-date>
    <dc:date>2017-06-11T15:48:55.46</dc:date>
    <dc:creator>Romain PEREIRA</dc:creator>
    <meta:editing-duration>PT11H31M24S</meta:editing-duration>
    <meta:editing-cycles>278</meta:editing-cycles>
    <meta:generator>OpenOffice/4.1.3$Win32 OpenOffice.org_project/413m1$Build-9783</meta:generator>
    <meta:document-statistic meta:table-count="0" meta:image-count="0" meta:object-count="0" meta:page-count="1" meta:paragraph-count="4" meta:word-count="101" meta:character-count="707"/>
  </office:meta>
</office:document-meta>
</file>